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1656" calcext:value-type="float">
            <text:p>116.8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3288" calcext:value-type="float">
            <text:p>116.2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6784" calcext:value-type="float">
            <text:p>114.4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6896" calcext:value-type="float">
            <text:p>113.0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1736" calcext:value-type="float">
            <text:p>109.9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2312" calcext:value-type="float">
            <text:p>107.6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2</text:p>
          </table:table-cell>
          <table:table-cell office:value-type="string" calcext:value-type="string">
            <text:p>TWDB:1037102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